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ba08" officeooo:paragraph-rsid="0019ba08" style:font-weight-asian="bold" style:font-weight-complex="bold"/>
    </style:style>
    <style:style style:name="P2" style:family="paragraph" style:parent-style-name="Standard">
      <style:text-properties fo:font-weight="normal" officeooo:rsid="0019ba08" officeooo:paragraph-rsid="0019ba08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19ba08" officeooo:paragraph-rsid="0019ba08" style:font-weight-asian="normal" style:font-weight-complex="normal"/>
    </style:style>
    <style:style style:name="P4" style:family="paragraph" style:parent-style-name="Standard" style:list-style-name="L2">
      <style:text-properties fo:font-weight="normal" officeooo:rsid="0019ba08" officeooo:paragraph-rsid="0019ba08" style:font-weight-asian="normal" style:font-weight-complex="normal"/>
    </style:style>
    <style:style style:name="P5" style:family="paragraph" style:parent-style-name="Standard" style:list-style-name="L3">
      <style:text-properties fo:font-weight="normal" officeooo:rsid="0019ba08" officeooo:paragraph-rsid="0019ba08" style:font-weight-asian="normal" style:font-weight-complex="normal"/>
    </style:style>
    <style:style style:name="P6" style:family="paragraph" style:parent-style-name="Standard" style:list-style-name="L4">
      <style:text-properties fo:font-weight="normal" officeooo:rsid="0019ba08" officeooo:paragraph-rsid="0019ba08" style:font-weight-asian="normal" style:font-weight-complex="normal"/>
    </style:style>
    <style:style style:name="P7" style:family="paragraph" style:parent-style-name="Standard" style:list-style-name="L5">
      <style:text-properties fo:font-weight="normal" officeooo:rsid="0019ba08" officeooo:paragraph-rsid="0019ba08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udé Conradie</text:p>
      <text:p text:style-name="P1">Meeting Minutes 10:00 2020/01/24</text:p>
      <text:p text:style-name="P1"/>
      <text:p text:style-name="P1">Lab Induction</text:p>
      <text:list xml:id="list2799813171" text:style-name="L1">
        <text:list-item>
          <text:p text:style-name="P3">Completed on 2020/01/22 for MTS, DIC and Instron</text:p>
        </text:list-item>
        <text:list-item>
          <text:p text:style-name="P3">Speak to David about long travel extensometers and use of HP 3D scanner</text:p>
        </text:list-item>
      </text:list>
      <text:p text:style-name="P2"/>
      <text:p text:style-name="P1">Safety Report</text:p>
      <text:list xml:id="list15687615" text:style-name="L2">
        <text:list-item>
          <text:p text:style-name="P4">ISO/German standards for elastic materials</text:p>
        </text:list-item>
        <text:list-item>
          <text:p text:style-name="P4">Look at load and elongation results</text:p>
        </text:list-item>
        <text:list-item>
          <text:p text:style-name="P4">Expected loads of 10-15N for tensile testing and &lt;100N for compression testing</text:p>
        </text:list-item>
        <text:list-item>
          <text:p text:style-name="P4">10-15 samples for all 3 materials</text:p>
        </text:list-item>
        <text:list-item>
          <text:p text:style-name="P4">Get signed on 2020/01/27</text:p>
        </text:list-item>
      </text:list>
      <text:p text:style-name="P2"/>
      <text:p text:style-name="P1">Software</text:p>
      <text:list xml:id="list518849228" text:style-name="L3">
        <text:list-item>
          <text:p text:style-name="P5">NX not compatible with Ubuntu</text:p>
        </text:list-item>
        <text:list-item>
          <text:p text:style-name="P5">Switch to Ubuntu</text:p>
        </text:list-item>
        <text:list-item>
          <text:p text:style-name="P5">Contact George Whitesides at IT for Windows install</text:p>
        </text:list-item>
      </text:list>
      <text:p text:style-name="P2"/>
      <text:p text:style-name="P1">Thesis</text:p>
      <text:list xml:id="list2623823258" text:style-name="L4">
        <text:list-item>
          <text:p text:style-name="P6">Speak to Nardo about fixed formatting</text:p>
        </text:list-item>
        <text:list-item>
          <text:p text:style-name="P6">Send literature review on 2020/01/27</text:p>
        </text:list-item>
      </text:list>
      <text:p text:style-name="P2"/>
      <text:p text:style-name="P1">Office Inventory</text:p>
      <text:list xml:id="list685500888" text:style-name="L5">
        <text:list-item>
          <text:p text:style-name="P7">Done for office electronics</text:p>
        </text:list-item>
        <text:list-item>
          <text:p text:style-name="P7">Speak to David about other equipment belonging to office</text:p>
        </text:list-item>
        <text:list-item>
          <text:p text:style-name="P7">Put list online when set u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9:02:09.571570104</meta:creation-date>
    <dc:date>2020-01-24T10:47:54.213876618</dc:date>
    <meta:editing-duration>PT44S</meta:editing-duration>
    <meta:editing-cycles>1</meta:editing-cycles>
    <meta:document-statistic meta:table-count="0" meta:image-count="0" meta:object-count="0" meta:page-count="1" meta:paragraph-count="22" meta:word-count="129" meta:character-count="727" meta:non-whitespace-character-count="635"/>
    <meta:generator>LibreOffice/6.0.7.3$Linux_X86_64 LibreOffice_project/00m0$Build-3</meta:generator>
  </office:meta>
</office:document-meta>
</file>